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1D00000241561AC5331E5A5216.png" manifest:media-type="image/png"/>
  <manifest:file-entry manifest:full-path="Pictures/1000000000000132000001B586277E8B56165FCE.png" manifest:media-type="image/png"/>
  <manifest:file-entry manifest:full-path="Pictures/10000000000001CD000002E1BD6D57E23B2A3E30.png" manifest:media-type="image/png"/>
  <manifest:file-entry manifest:full-path="Pictures/100000000000024A0000013AE68CF3A521A8AD20.png" manifest:media-type="image/png"/>
  <manifest:file-entry manifest:full-path="Pictures/10000000000001A2000000E1907BD623055C8627.png" manifest:media-type="image/png"/>
  <manifest:file-entry manifest:full-path="Pictures/10000000000001CD000001DD2273B47CFA6A5E54.png" manifest:media-type="image/png"/>
  <manifest:file-entry manifest:full-path="Pictures/1000000000000255000002CBE5EBB1FD576C2FA6.png" manifest:media-type="image/png"/>
  <manifest:file-entry manifest:full-path="Pictures/1000000000000212000001409D750C1835B18062.png" manifest:media-type="image/png"/>
  <manifest:file-entry manifest:full-path="Pictures/10000000000001BF0000022AB3016B4F4830B3A4.png" manifest:media-type="image/png"/>
  <manifest:file-entry manifest:full-path="Pictures/1000000000000279000001BB0CB68241C4D8052E.png" manifest:media-type="image/png"/>
  <manifest:file-entry manifest:full-path="Pictures/100000000000025100000100A44F103883360BDF.png" manifest:media-type="image/png"/>
  <manifest:file-entry manifest:full-path="Pictures/10000000000002040000031ED409310E95454E8A.png" manifest:media-type="image/png"/>
  <manifest:file-entry manifest:full-path="Pictures/100000000000021300000331C3110C3BD860D4BB.png" manifest:media-type="image/png"/>
  <manifest:file-entry manifest:full-path="Pictures/10000000000001B6000000C1D319856EE097B229.png" manifest:media-type="image/png"/>
  <manifest:file-entry manifest:full-path="Pictures/10000000000002EF000002982E096C85E22EE307.png" manifest:media-type="image/png"/>
  <manifest:file-entry manifest:full-path="Pictures/1000000000000270000001BB4022A17ADF3F6607.png" manifest:media-type="image/png"/>
  <manifest:file-entry manifest:full-path="Pictures/100000000000023A0000003486897109CDE3A3E3.png" manifest:media-type="image/png"/>
  <manifest:file-entry manifest:full-path="Pictures/100000000000018B00000081D43A7EB5A58AB949.png" manifest:media-type="image/png"/>
  <manifest:file-entry manifest:full-path="Pictures/10000000000002270000004A3FDB85F53B9373F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9f9a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-0.7181in" svg:y="-0.7291in" svg:width="3.3409in" svg:height="2.9535in" draw:z-index="0"><draw:image xlink:href="Pictures/10000000000002EF000002982E096C85E22EE307.png" xlink:type="simple" xlink:show="embed" xlink:actuate="onLoad"/></draw:frame><draw:frame draw:style-name="fr1" draw:name="Image2" text:anchor-type="paragraph" svg:x="2.4228in" svg:y="-0.7291in" svg:width="2.9756in" svg:height="4.5783in" draw:z-index="1"><draw:image xlink:href="Pictures/100000000000021300000331C3110C3BD860D4BB.png" xlink:type="simple" xlink:show="embed" xlink:actuate="onLoad"/></draw:frame><draw:frame draw:style-name="fr1" draw:name="Image3" text:anchor-type="paragraph" svg:x="-0.7457in" svg:y="2.3437in" svg:width="2.5634in" svg:height="3.9638in" draw:z-index="2"><draw:image xlink:href="Pictures/10000000000002040000031ED409310E95454E8A.png" xlink:type="simple" xlink:show="embed" xlink:actuate="onLoad"/></draw:frame><draw:frame draw:style-name="fr1" draw:name="Image4" text:anchor-type="paragraph" svg:x="1.5846in" svg:y="3.948in" svg:width="2.7138in" svg:height="1.639in" draw:z-index="3"><draw:image xlink:href="Pictures/1000000000000212000001409D750C1835B18062.png" xlink:type="simple" xlink:show="embed" xlink:actuate="onLoad"/></draw:frame><draw:frame draw:style-name="fr1" draw:name="Image5" text:anchor-type="paragraph" svg:x="5.1598in" svg:y="-0.7291in" svg:width="2.552in" svg:height="1.7862in" draw:z-index="4"><draw:image xlink:href="Pictures/1000000000000279000001BB0CB68241C4D8052E.png" xlink:type="simple" xlink:show="embed" xlink:actuate="onLoad"/></draw:frame><draw:frame draw:style-name="fr1" draw:name="Image6" text:anchor-type="paragraph" svg:x="5.352in" svg:y="1.0563in" svg:width="2.3598in" svg:height="1.6752in" draw:z-index="5"><draw:image xlink:href="Pictures/1000000000000270000001BB4022A17ADF3F6607.png" xlink:type="simple" xlink:show="embed" xlink:actuate="onLoad"/></draw:frame></text:p>
      <text:p text:style-name="Standard"/>
      <text:p text:style-name="Standard"><draw:frame draw:style-name="fr1" draw:name="Image7" text:anchor-type="paragraph" svg:x="5.2402in" svg:y="0.1484in" svg:width="2.472in" svg:height="0.2256in" draw:z-index="6"><draw:image xlink:href="Pictures/100000000000023A0000003486897109CDE3A3E3.png" xlink:type="simple" xlink:show="embed" xlink:actuate="onLoad"/></draw:frame></text:p>
      <text:p text:style-name="Standard"/>
      <text:p text:style-name="Standard"><draw:frame draw:style-name="fr1" draw:name="Image9" text:anchor-type="paragraph" svg:x="5.2437in" svg:y="0.0602in" svg:width="2.3945in" svg:height="0.7819in" draw:z-index="8"><draw:image xlink:href="Pictures/100000000000018B00000081D43A7EB5A58AB949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8" text:anchor-type="paragraph" svg:x="5.2902in" svg:y="0.0992in" svg:width="2.3984in" svg:height="0.322in" draw:z-index="7"><draw:image xlink:href="Pictures/10000000000002270000004A3FDB85F53B9373F9.png" xlink:type="simple" xlink:show="embed" xlink:actuate="onLoad"/></draw:frame></text:p>
      <text:p text:style-name="Standard"/>
      <text:p text:style-name="Standard"/>
      <text:p text:style-name="Standard"/>
      <text:p text:style-name="P1"><draw:frame draw:style-name="fr1" draw:name="Image10" text:anchor-type="paragraph" svg:x="5.1839in" svg:y="0.0693in" svg:width="2.3807in" svg:height="1.0492in" draw:z-index="9"><draw:image xlink:href="Pictures/10000000000001B6000000C1D319856EE097B229.png" xlink:type="simple" xlink:show="embed" xlink:actuate="onLoad"/></draw:frame></text:p>
      <text:p text:style-name="P1"/>
      <text:p text:style-name="P1"/>
      <text:p text:style-name="P1"><draw:frame draw:style-name="fr1" draw:name="Image12" text:anchor-type="paragraph" svg:x="2.3638in" svg:y="0.111in" svg:width="2.7126in" svg:height="3.2484in" draw:z-index="12"><draw:image xlink:href="Pictures/1000000000000255000002CBE5EBB1FD576C2FA6.png" xlink:type="simple" xlink:show="embed" xlink:actuate="onLoad"/></draw:frame></text:p>
      <text:p text:style-name="P1"/>
      <text:p text:style-name="P1"/>
      <text:p text:style-name="P1"/>
      <text:p text:style-name="P1"><draw:frame draw:style-name="fr1" draw:name="Image11" text:anchor-type="paragraph" svg:x="-0.7335in" svg:y="0.1291in" svg:width="3.098in" svg:height="3.2055in" draw:z-index="10"><draw:image xlink:href="Pictures/10000000000001CD000001DD2273B47CFA6A5E54.png" xlink:type="simple" xlink:show="embed" xlink:actuate="onLoad"/></draw:frame><draw:frame draw:style-name="fr1" draw:name="Image13" text:anchor-type="paragraph" svg:x="5.2055in" svg:y="0.0555in" svg:width="2.3972in" svg:height="3.8319in" draw:z-index="11"><draw:image xlink:href="Pictures/10000000000001CD000002E1BD6D57E23B2A3E30.png" xlink:type="simple" xlink:show="embed" xlink:actuate="onLoad"/></draw:frame><draw:frame draw:style-name="fr1" draw:name="Image14" text:anchor-type="paragraph" svg:x="2.3638in" svg:y="2.6925in" svg:width="2.2201in" svg:height="1.1953in" draw:z-index="13"><draw:image xlink:href="Pictures/10000000000001A2000000E1907BD623055C8627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15" text:anchor-type="paragraph" svg:x="-0.6543in" svg:y="-0.7181in" svg:width="2.4102in" svg:height="3.4425in" draw:z-index="14"><draw:image xlink:href="Pictures/1000000000000132000001B586277E8B56165FCE.png" xlink:type="simple" xlink:show="embed" xlink:actuate="onLoad"/></draw:frame><draw:frame draw:style-name="fr1" draw:name="Image16" text:anchor-type="paragraph" svg:x="1.7047in" svg:y="-0.7181in" svg:width="2.75in" svg:height="3.4075in" draw:z-index="15"><draw:image xlink:href="Pictures/10000000000001BF0000022AB3016B4F4830B3A4.png" xlink:type="simple" xlink:show="embed" xlink:actuate="onLoad"/></draw:frame><draw:frame draw:style-name="fr1" draw:name="Image17" text:anchor-type="paragraph" svg:x="3.848in" svg:y="-0.5098in" svg:width="3.8118in" svg:height="2.7598in" draw:z-index="16"><draw:image xlink:href="Pictures/100000000000031D00000241561AC5331E5A5216.png" xlink:type="simple" xlink:show="embed" xlink:actuate="onLoad"/></draw:frame><draw:frame draw:style-name="fr1" draw:name="Image18" text:anchor-type="paragraph" svg:x="-0.761in" svg:y="2.728in" svg:width="3.7701in" svg:height="2.0201in" draw:z-index="17"><draw:image xlink:href="Pictures/100000000000024A0000013AE68CF3A521A8AD20.png" xlink:type="simple" xlink:show="embed" xlink:actuate="onLoad"/></draw:frame><draw:frame draw:style-name="fr1" draw:name="Image19" text:anchor-type="paragraph" svg:x="2.8811in" svg:y="2.728in" svg:width="3.7201in" svg:height="1.6063in" draw:z-index="18"><draw:image xlink:href="Pictures/100000000000025100000100A44F103883360BDF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8T23:40:52.932111346</meta:creation-date>
    <dc:date>2016-05-09T00:10:43.654852497</dc:date>
    <meta:editing-duration>PT29M50S</meta:editing-duration>
    <meta:editing-cycles>3</meta:editing-cycles>
    <meta:generator>LibreOffice/5.0.5.2$Linux_X86_64 LibreOffice_project/00m0$Build-2</meta:generator>
    <meta:document-statistic meta:table-count="0" meta:image-count="19" meta:object-count="0" meta:page-count="2" meta:paragraph-count="0" meta:word-count="0" meta:character-count="0" meta:non-whitespace-character-count="0"/>
  </office:meta>
</office:document-meta>
</file>